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F" svg:font-family="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  <style:style style:name="P5" style:family="paragraph">
      <style:text-properties style:font-name="F" fo:font-size="12pt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" style:family="text">
      <style:text-properties fo:color="#24292e" style:text-outline="false" style:text-line-through-style="none" style:text-position="0% 100%" style:font-name="SFMono-Regular1" fo:font-size="9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{meeting.name}</text:p>
      <text:p text:style-name="P4">Meeting Minutes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{meeting.date}</text:p>
          </table:table-cell>
          <table:table-cell office:value-type="string">
            <text:p text:style-name="P1">Time: ${meeting.time}</text:p>
          </table:table-cell>
          <table:table-cell office:value-type="string">
            <text:p text:style-name="P1">Location: ${meeting.location}</text:p>
          </table:table-cell>
        </table:table-row>
      </table:table>
      <text:p text:style-name="P2"/>
      <text:p text:style-name="Standard"/>
      <text:h text:style-name="Heading_20_1" text:outline-level="1"><text:bookmark-start text:name="TOPICS"/><office:annotation office:name="__Annotation__51_1779233723"><dc:creator>Matt Fischer</dc:creator><dc:date>2021-05-03T13:16:11.06</dc:date><text:p text:style-name="P5"><text:span text:style-name="T2">repeatDocPart(meeting.agenda)</text:span><text:span text:style-name="T3"> </text:span></text:p></office:annotation>Topic #: $<text:bookmark-end text:name="TOPICS"/>{topic.title}<office:annotation-end office:name="__Annotation__51_1779233723"/></text:h>
      <text:p text:style-name="Standard"/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F" svg:font-family="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3:19:12.43</dc:date>
    <dc:creator>Matt Fischer</dc:creator>
    <meta:editing-duration>PT18M41S</meta:editing-duration>
    <meta:editing-cycles>5</meta:editing-cycles>
    <meta:generator>OpenOffice/4.1.9$Win32 OpenOffice.org_project/419m1$Build-9805</meta:generator>
    <meta:document-statistic meta:table-count="1" meta:image-count="0" meta:object-count="0" meta:page-count="1" meta:paragraph-count="7" meta:word-count="17" meta:character-count="147"/>
  </office:meta>
</office:document-meta>
</file>